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5.344cm"/>
    </style:style>
    <style:style style:name="co14" style:family="table-column">
      <style:table-column-properties fo:break-before="auto" style:column-width="3.08cm"/>
    </style:style>
    <style:style style:name="co15" style:family="table-column">
      <style:table-column-properties fo:break-before="auto" style:column-width="2.607cm"/>
    </style:style>
    <style:style style:name="ro1" style:family="table-row">
      <style:table-row-properties style:row-height="0.672cm" fo:break-before="auto" style:use-optimal-row-height="true"/>
    </style:style>
    <style:style style:name="ro2" style:family="table-row">
      <style:table-row-properties style:row-height="1.637cm" fo:break-before="auto" style:use-optimal-row-height="true"/>
    </style:style>
    <style:style style:name="ro3" style:family="table-row">
      <style:table-row-properties style:row-height="0.961cm" fo:break-before="auto" style:use-optimal-row-height="true"/>
    </style:style>
    <style:style style:name="ro4" style:family="table-row">
      <style:table-row-properties style:row-height="1.893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1.894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3.08cm" fo:break-before="auto" style:use-optimal-row-height="true"/>
    </style:style>
    <style:style style:name="ro11" style:family="table-row">
      <style:table-row-properties style:row-height="3.743cm" fo:break-before="auto" style:use-optimal-row-height="true"/>
    </style:style>
    <style:style style:name="ro12" style:family="table-row">
      <style:table-row-properties style:row-height="1.263cm" fo:break-before="auto" style:use-optimal-row-height="true"/>
    </style:style>
    <style:style style:name="ro13" style:family="table-row">
      <style:table-row-properties style:row-height="1.9cm" fo:break-before="auto" style:use-optimal-row-height="true"/>
    </style:style>
    <style:style style:name="ro14" style:family="table-row">
      <style:table-row-properties style:row-height="1.286cm" fo:break-before="auto" style:use-optimal-row-height="true"/>
    </style:style>
    <style:style style:name="ro15" style:family="table-row">
      <style:table-row-properties style:row-height="3.099cm" fo:break-before="auto" style:use-optimal-row-height="true"/>
    </style:style>
    <style:style style:name="ro16" style:family="table-row">
      <style:table-row-properties style:row-height="1.921cm" fo:break-before="auto" style:use-optimal-row-height="true"/>
    </style:style>
    <style:style style:name="ro17" style:family="table-row">
      <style:table-row-properties style:row-height="3.685cm" fo:break-before="auto" style:use-optimal-row-height="true"/>
    </style:style>
    <style:style style:name="ro18" style:family="table-row">
      <style:table-row-properties style:row-height="3.106cm" fo:break-before="auto" style:use-optimal-row-height="true"/>
    </style:style>
    <style:style style:name="ro19" style:family="table-row">
      <style:table-row-properties style:row-height="2.427cm" fo:break-before="auto" style:use-optimal-row-height="true"/>
    </style:style>
    <style:style style:name="ro20" style:family="table-row">
      <style:table-row-properties style:row-height="0.658cm" fo:break-before="auto" style:use-optimal-row-height="true"/>
    </style:style>
    <style:style style:name="ro21" style:family="table-row">
      <style:table-row-properties style:row-height="1.685cm" fo:break-before="auto" style:use-optimal-row-height="true"/>
    </style:style>
    <style:style style:name="ro22" style:family="table-row">
      <style:table-row-properties style:row-height="2.499cm" fo:break-before="auto" style:use-optimal-row-height="true"/>
    </style:style>
    <style:style style:name="ro23" style:family="table-row">
      <style:table-row-properties style:row-height="0.868cm" fo:break-before="auto" style:use-optimal-row-height="true"/>
    </style:style>
    <style:style style:name="ro24" style:family="table-row">
      <style:table-row-properties style:row-height="0.70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2.08cm" fo:break-before="auto" style:use-optimal-row-height="true"/>
    </style:style>
    <style:style style:name="ro27" style:family="table-row">
      <style:table-row-properties style:row-height="1.868cm" fo:break-before="auto" style:use-optimal-row-height="true"/>
    </style:style>
    <style:style style:name="ro28" style:family="table-row">
      <style:table-row-properties style:row-height="2.29cm" fo:break-before="auto" style:use-optimal-row-height="true"/>
    </style:style>
    <style:style style:name="ro29" style:family="table-row">
      <style:table-row-properties style:row-height="3.316cm" fo:break-before="auto" style:use-optimal-row-height="true"/>
    </style:style>
    <style:style style:name="ro30" style:family="table-row">
      <style:table-row-properties style:row-height="2.342cm" fo:break-before="auto" style:use-optimal-row-height="true"/>
    </style:style>
    <style:style style:name="ro31" style:family="table-row">
      <style:table-row-properties style:row-height="1.579cm" fo:break-before="auto" style:use-optimal-row-height="true"/>
    </style:style>
    <style:style style:name="ro32" style:family="table-row">
      <style:table-row-properties style:row-height="4.29cm" fo:break-before="auto" style:use-optimal-row-height="true"/>
    </style:style>
    <style:style style:name="ro33" style:family="table-row">
      <style:table-row-properties style:row-height="2.473cm" fo:break-before="auto" style:use-optimal-row-height="true"/>
    </style:style>
    <style:style style:name="ro34" style:family="table-row">
      <style:table-row-properties style:row-height="4.001cm" fo:break-before="auto" style:use-optimal-row-height="tru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3.133cm" fo:break-before="auto" style:use-optimal-row-height="true"/>
    </style:style>
    <style:style style:name="ro37" style:family="table-row">
      <style:table-row-properties style:row-height="5.396cm" fo:break-before="auto" style:use-optimal-row-height="true"/>
    </style:style>
    <style:style style:name="ro38" style:family="table-row">
      <style:table-row-properties style:row-height="1.632cm" fo:break-before="auto" style:use-optimal-row-height="true"/>
    </style:style>
    <style:style style:name="ro39" style:family="table-row">
      <style:table-row-properties style:row-height="3.21cm" fo:break-before="auto" style:use-optimal-row-height="true"/>
    </style:style>
    <style:style style:name="ro40" style:family="table-row">
      <style:table-row-properties style:row-height="3.2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2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4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Tahoma" style:font-name-complex="Tahoma"/>
    </style:style>
    <style:style style:name="T3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</office:automatic-styles>
  <office:body>
    <office:spreadsheet>
      <table:table table:name="zulu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10:13:31.1">
            <text:p>1025</text:p>
          </table:table-cell>
          <table:table-cell table:style-name="ce9"/>
          <table:table-cell table:style-name="ce10" office:value-type="string" table:number-columns-spanned="4" table:number-rows-spanned="1">
            <text:p>AmaZulu[zulus yibona abantu[people abaningi[many kakhulu[very lapha[here eNingizimu[in-the-south, </text:p>
          </table:table-cell>
          <table:covered-table-cell table:number-columns-repeated="2" table:style-name="ce14"/>
          <table:covered-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1"/>
          <table:table-cell table:style-name="ce14" table:number-columns-spanned="2" table:number-rows-spanned="1"/>
          <table:covered-table-cell table:style-name="ce14"/>
          <table:table-cell table:style-name="ce15" table:number-columns-spanned="2" table:number-rows-spanned="1"/>
          <table:covered-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2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2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2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6T10:53:44.89">
            <text:p>1026 <text:s/>105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6T10:53:44.89">
            <text:p>1026 <text:s/>1053</text:p>
          </table:table-cell>
          <table:table-cell table:style-name="ce7" table:formula="of:=NOW()" office:value-type="date" office:date-value="2021-10-26T10:53:44.89">
            <text:p>1026 <text:s/>105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6T10:53:44.89">
            <text:p>1026 <text:s/>105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2">
          <table:table-cell/>
          <table:table-cell table:style-name="Default"/>
          <table:table-cell table:number-columns-repeated="10"/>
          <table:table-cell table:style-name="ce18"/>
          <table:table-cell table:number-columns-repeated="1011"/>
        </table:table-row>
        <table:table-row table:style-name="ro7" table:number-rows-repeated="7">
          <table:table-cell table:number-columns-repeated="12"/>
          <table:table-cell table:style-name="ce18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7" table:number-rows-repeated="35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C:\WORKS_2\shortcuts_docs\log-session_JVE_41_economics_12_watching.log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7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1" office:value-type="string">
            <text:p>در ماه سپتامبر، در کاوازاکی، جمعيت حدود ۵۰۰ نفر کاهش يافت.</text:p>
          </table:table-cell>
          <table:table-cell table:style-name="ce14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4"/>
          <table:table-cell table:style-name="ce15" office:value-type="string">
            <text:p>https://www.city.kawasaki.jp/170/page/0000133443.html</text:p>
          </table:table-cell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11:06.840001">
            <text:p>1024</text:p>
          </table:table-cell>
          <table:table-cell table:style-name="ce9"/>
          <table:table-cell table:style-name="ce11" office:value-type="string">
            <text:p>افزايش/ کاهش اجتماعی در بخش تاکاتسو. </text:p>
            <text:p>(۲) اين کاهش در ماه اوت بود.</text:p>
          </table:table-cell>
          <table:table-cell table:style-name="ce14" office:value-type="string" table:number-columns-spanned="2" table:number-rows-spanned="1">
            <text:p>akzoojesh[increase / kooheeshi[decrease / ichtemaayii[social / baaxsh[sector / uwn[this / uwt[august</text:p>
          </table:table-cell>
          <table:covered-table-cell table:style-name="ce14"/>
          <table:table-cell table:style-name="ce15" office:value-type="string" table:number-columns-spanned="2" table:number-rows-spanned="1">
            <text:p>C:\WORKS_2\WS\WS_Others.JVEMV6\JVEMV6\41_economics\12_economy-watching\data\data_20211023_131735.[shizenzougen_r3_8].ods</text:p>
          </table:table-cell>
          <table:covered-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29:10.67">
            <text:p>1025</text:p>
          </table:table-cell>
          <table:table-cell table:style-name="ce9"/>
          <table:table-cell table:style-name="ce11" office:value-type="string">
            <text:p>دانش : در بخش تاکاتسو. </text:p>
            <text:p>تغيير جمعيت.</text:p>
            <text:p>منفی است.</text:p>
          </table:table-cell>
          <table:table-cell table:style-name="ce14" office:value-type="string" table:number-columns-spanned="2" table:number-rows-spanned="1">
            <text:p>doonesh[Knowledge / : In the Takatsu <text:s/>/ baaxsh[ward.</text:p>
            <text:p>taGiyr[change jamIyaats[population</text:p>
            <text:p><text:span text:style-name="T2">manfiy[negative / </text:span><text:span text:style-name="T2">ast[is</text:span></text:p>
          </table:table-cell>
          <table:covered-table-cell table:style-name="ce14"/>
          <table:table-cell table:style-name="ce15" table:number-columns-spanned="2" table:number-rows-spanned="1"/>
          <table:covered-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6T10:41:56.56">
            <text:p>1026</text:p>
          </table:table-cell>
          <table:table-cell table:style-name="ce9"/>
          <table:table-cell table:style-name="ce11" office:value-type="string">
            <text:p>ناشی از اجتماعی تغيير جمعيت . اين منفی است.</text:p>
          </table:table-cell>
          <table:table-cell table:style-name="ce14" office:value-type="string" table:number-columns-spanned="2" table:number-rows-spanned="1">
            <text:p>naashiy[arising / az[from / ish^utemooyii[social / taGiyr[change / jamIyaats[population / uwn[that / manfiy[negative / ast[is</text:p>
          </table:table-cell>
          <table:covered-table-cell table:style-name="ce14"/>
          <table:table-cell table:style-name="ce15" office:value-type="string">
            <text:p>sociallly-caused change. it is negative</text:p>
          </table:table-cell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/>
          <table:table-cell table:style-name="ce14" table:number-columns-spanned="2" table:number-rows-spanned="1"/>
          <table:covered-table-cell table:style-name="ce14"/>
          <table:table-cell table:style-name="ce15" table:number-columns-spanned="2" table:number-rows-spanned="1"/>
          <table:covered-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/>
          <table:table-cell table:style-name="ce14" table:number-columns-spanned="2" table:number-rows-spanned="1"/>
          <table:covered-table-cell table:style-name="ce14"/>
          <table:table-cell table:style-name="ce15" table:number-columns-spanned="2" table:number-rows-spanned="1"/>
          <table:covered-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4" table:number-columns-spanned="2" table:number-rows-spanned="1"/>
          <table:covered-table-cell table:style-name="ce14"/>
          <table:table-cell table:style-name="ce15" table:number-columns-spanned="2" table:number-rows-spanned="1"/>
          <table:covered-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6T10:53:44.98">
            <text:p>1026 <text:s/>105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6T10:53:44.98">
            <text:p>1026 <text:s/>1053</text:p>
          </table:table-cell>
          <table:table-cell table:style-name="ce7" table:formula="of:=NOW()" office:value-type="date" office:date-value="2021-10-26T10:53:44.98">
            <text:p>1026 <text:s/>105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6T10:53:44.98">
            <text:p>1026 <text:s/>105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2">
          <table:table-cell/>
          <table:table-cell table:style-name="Default"/>
          <table:table-cell table:number-columns-repeated="10"/>
          <table:table-cell table:style-name="ce18"/>
          <table:table-cell table:number-columns-repeated="1011"/>
        </table:table-row>
        <table:table-row table:style-name="ro7" table:number-rows-repeated="7">
          <table:table-cell table:number-columns-repeated="12"/>
          <table:table-cell table:style-name="ce18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7" table:number-rows-repeated="35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abic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1" office:value-type="string">
            <text:p>من كسر قرار الاحتلال بتحديد عدد المصلين في المسجد الابراهيمي بمدينة الخليل.</text:p>
          </table:table-cell>
          <table:table-cell table:style-name="ce14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4"/>
          <table:covered-table-cell table:style-name="ce15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03:37.41">
            <text:p>1024</text:p>
          </table:table-cell>
          <table:table-cell table:style-name="ce9"/>
          <table:table-cell table:style-name="ce11" office:value-type="string">
            <text:p>وأطلق جنود الاحتلال خلال المواجهات الرصاص الحي والمطاطي وقنابل الغاز المسيل للدموع تجاه المواطنين.</text:p>
          </table:table-cell>
          <table:table-cell table:style-name="ce14" office:value-type="string" table:number-columns-spanned="3" table:number-rows-spanned="1">
            <text:p>wa-at^laqa[and-fired / dhunuudun[soldier / muwadhahaat[confrontation / al-ras^aas^a[bullet / al-h^aiyu[live / wa-al-mat^aat^iy[rubber</text:p>
          </table:table-cell>
          <table:covered-table-cell table:style-name="ce14"/>
          <table:covered-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13:00.05">
            <text:p>1025</text:p>
          </table:table-cell>
          <table:table-cell table:style-name="ce9"/>
          <table:table-cell table:style-name="ce11" office:value-type="string">
            <text:p>واندلعت مواجهات عنيفة بين المواطنين وقوات الاحتلال الإسرائيلي اليوم الجمعة، </text:p>
          </table:table-cell>
          <table:table-cell table:style-name="ce14" office:value-type="string" table:number-columns-spanned="3" table:number-rows-spanned="1">
            <text:p>wa-indalaAt[erupted / muwaadhahaat[confrontation / AAniyfa[violent / bayn[between / muwaat^iniyna[citizens / wa-qwaat[force / *</text:p>
          </table:table-cell>
          <table:covered-table-cell table:style-name="ce14"/>
          <table:covered-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1" office:value-type="string">
            <text:p>في مناطق عدة من الضفة الغربية، </text:p>
          </table:table-cell>
          <table:table-cell table:style-name="ce14" office:value-type="string" table:number-columns-spanned="3" table:number-rows-spanned="1">
            <text:p>* / manaat^iqa[anrea / AIda[several / min-l-d^afa-l-Garbiya[west / </text:p>
          </table:table-cell>
          <table:covered-table-cell table:style-name="ce14"/>
          <table:covered-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 office:value-type="string">
            <text:p>عقب انطلاق فعاليات بمناطق مختلفة ضد مشاريع الاستيطان.</text:p>
          </table:table-cell>
          <table:table-cell table:style-name="ce14" office:value-type="string" table:number-columns-spanned="3" table:number-rows-spanned="1">
            <text:p>AAqiba[after / int^ilaqi[starting / faAAliyat[event / bi-manaat^iqa[in-area / muxtalifa[different / d^uda[against / mashaariyAU[projects / istiyt^aani</text:p>
          </table:table-cell>
          <table:covered-table-cell table:style-name="ce14"/>
          <table:covered-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26T10:17:42.6">
            <text:p>1026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أربعة أسرى يواصلون إضرابهم عن الطعام</text:p>
          </table:table-cell>
          <table:table-cell table:style-name="ce14" office:value-type="string" table:number-columns-spanned="3" table:number-rows-spanned="1">
            <text:p>arbaA[four / asraa[prisoner / yuwaas^iluwna[continue / id^raabu-hom[strike-their / AAn-i-l-t^aAAmi[about-food</text:p>
          </table:table-cell>
          <table:covered-table-cell table:style-name="ce14"/>
          <table:covered-table-cell table:style-name="ce15"/>
          <table:table-cell table:style-name="Default" office:value-type="string" table:number-columns-spanned="2" table:number-rows-spanned="1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covered-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يواصل أربعة أسرى في سجون الاحتلال الإسرائيلي،</text:p>
          </table:table-cell>
          <table:table-cell table:style-name="ce14" office:value-type="string" table:number-columns-spanned="3" table:number-rows-spanned="1">
            <text:p>yuwaas^il[remain / */*/ *...</text:p>
          </table:table-cell>
          <table:covered-table-cell table:style-name="ce14"/>
          <table:covered-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3" office:value-type="string">
            <text:p><text:s/>إضرابهم المفتوح عن الطعام رفضاً لاعتقالهم، أقدمهم الأسير ماهر الأخرس من جنين،</text:p>
          </table:table-cell>
          <table:table-cell table:style-name="ce14" office:value-type="string" table:number-columns-spanned="3" table:number-rows-spanned="1">
            <text:p>id^raab-hom[strike-their / al-maftuwh^[open / AAn-i-`t^aAAmi[about-food / rafd^anan[refusing / li-AAtiqaali-him[to-arrest-them / aqadama-hum[oldest-of-them / al-asiyr[prisoner / Maher / al-Axras / min-Dhinina</text:p>
          </table:table-cell>
          <table:covered-table-cell table:style-name="ce14"/>
          <table:covered-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6T10:53:45.07">
            <text:p>1026 <text:s/>105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6T10:53:45.07">
            <text:p>1026 <text:s/>1053</text:p>
          </table:table-cell>
          <table:table-cell table:style-name="ce7" table:formula="of:=NOW()" office:value-type="date" office:date-value="2021-10-26T10:53:45.07">
            <text:p>1026 <text:s/>105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6T10:53:45.07">
            <text:p>1026 <text:s/>105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2">
          <table:table-cell/>
          <table:table-cell table:style-name="Default"/>
          <table:table-cell table:number-columns-repeated="10"/>
          <table:table-cell table:style-name="ce18"/>
          <table:table-cell table:number-columns-repeated="1011"/>
        </table:table-row>
        <table:table-row table:style-name="ro7" table:number-rows-repeated="7">
          <table:table-cell table:number-columns-repeated="12"/>
          <table:table-cell table:style-name="ce18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7" table:number-rows-repeated="35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khmer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7"/>
          <table:table-cell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2" office:value-type="string">
            <text:p>ខ្មែរ (ជនជាតិ)</text:p>
          </table:table-cell>
          <table:table-cell table:style-name="ce14" office:value-type="string">
            <office:annotation office:display="true" draw:style-name="gr1" draw:text-style-name="P2" svg:width="2.899cm" svg:height="2.966cm" svg:x="28.625cm" svg:y="1.797cm" draw:caption-point-x="-3.97cm" draw:caption-point-y="-1.125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4" office:value-type="string">
            <text:p>Khmer (Ethnicity)</text:p>
          </table:table-cell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2" office:value-type="string">
            <text:p>គឺ​ជា​ ក្រុម​ ជន​ជាតិ​ ដ៏​ច្រើន​</text:p>
          </table:table-cell>
          <table:table-cell table:style-name="ce14" office:value-type="string">
            <text:p>ku3-chi3[is / krom5[group / chong3-chii5[ethnicity / doo3-chi6-raan5[lots</text:p>
          </table:table-cell>
          <table: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2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2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2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6T10:53:45.18">
            <text:p>1026 <text:s/>105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6T10:53:45.18">
            <text:p>1026 <text:s/>1053</text:p>
          </table:table-cell>
          <table:table-cell table:style-name="ce7" table:formula="of:=NOW()" office:value-type="date" office:date-value="2021-10-26T10:53:45.18">
            <text:p>1026 <text:s/>105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6T10:53:45.18">
            <text:p>1026 <text:s/>105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2">
          <table:table-cell/>
          <table:table-cell table:style-name="Default"/>
          <table:table-cell table:number-columns-repeated="10"/>
          <table:table-cell table:style-name="ce18"/>
          <table:table-cell table:number-columns-repeated="1011"/>
        </table:table-row>
        <table:table-row table:style-name="ro7" table:number-rows-repeated="7">
          <table:table-cell table:number-columns-repeated="12"/>
          <table:table-cell table:style-name="ce18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7" table:number-rows-repeated="35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e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vi.wikipedia.org/wiki/H%E1%BB%93_Ch%C3%AD_Minh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7"/>
          <table:table-cell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/>
          <table:table-cell table:style-name="ce13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/>
          <table:table-cell table:style-name="ce13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3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5">
            <text:p>5</text:p>
          </table:table-cell>
          <table:table-cell table:style-name="ce6"/>
          <table:table-cell table:style-name="ce9"/>
          <table:table-cell table:style-name="ce13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office:value-type="float" office:value="6">
            <text:p>6</text:p>
          </table:table-cell>
          <table:table-cell table:style-name="ce6"/>
          <table:table-cell table:style-name="ce9"/>
          <table:table-cell table:style-name="ce13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7">
            <text:p>7</text:p>
          </table:table-cell>
          <table:table-cell table:style-name="ce6"/>
          <table:table-cell table:style-name="ce9"/>
          <table:table-cell table:style-name="ce13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office:value-type="float" office:value="8">
            <text:p>8</text:p>
          </table:table-cell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3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9">
            <text:p>9</text:p>
          </table:table-cell>
          <table:table-cell table:style-name="ce6"/>
          <table:table-cell table:style-name="ce9"/>
          <table:table-cell table:style-name="ce13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0">
            <text:p>10</text:p>
          </table:table-cell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3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1">
            <text:p>11</text:p>
          </table:table-cell>
          <table:table-cell table:style-name="ce6"/>
          <table:table-cell table:style-name="ce9"/>
          <table:table-cell table:style-name="ce13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2">
            <text:p>12</text:p>
          </table:table-cell>
          <table:table-cell table:style-name="ce6" office:value-type="date" office:date-value="2021-10-24T13:31:15.679999">
            <text:p>1024</text:p>
          </table:table-cell>
          <table:table-cell table:style-name="ce9"/>
          <table:table-cell table:style-name="ce13" office:value-type="string" table:number-columns-spanned="3" table:number-rows-spanned="1">
            <text:p>Ông là lãnh[leader đạo phong[movement~1 trào độc[niepodleglosc~1 lập Việt Minh,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3">
            <text:p>13</text:p>
          </table:table-cell>
          <table:table-cell table:style-name="ce6" office:value-type="date" office:date-value="2021-10-25T09:36:21.54">
            <text:p>1025</text:p>
          </table:table-cell>
          <table:table-cell table:style-name="ce9"/>
          <table:table-cell table:style-name="ce13" office:value-type="string" table:number-columns-spanned="3" table:number-rows-spanned="1">
            <text:p>tiến[conduct~1 hành Cách[revolution~1 mạng Tháng[month Tám[eight năm[year 1945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4">
            <text:p>14</text:p>
          </table:table-cell>
          <table:table-cell table:style-name="ce6" office:value-type="date" office:date-value="2021-10-25T09:43:28.57">
            <text:p>1025</text:p>
          </table:table-cell>
          <table:table-cell table:style-name="ce9"/>
          <table:table-cell table:style-name="ce13" office:value-type="string" table:number-columns-spanned="3" table:number-rows-spanned="1">
            <text:p><text:s/>và thành[found~1 lập nước Việt Nam Dân[people chủ Cộng hòa sau[after cuộc[the tổng[total tuyển[elected~1 cử năm 1946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5">
            <text:p>15</text:p>
          </table:table-cell>
          <table:table-cell table:style-name="ce6"/>
          <table:table-cell table:style-name="ce9"/>
          <table:table-cell table:style-name="ce13" office:value-type="string" table:number-columns-spanned="3" table:number-rows-spanned="1">
            <text:p>Sau chiến[victory~1 thắng Điện Biên Phủ năm 1954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6">
            <text:p>16</text:p>
          </table:table-cell>
          <table:table-cell table:style-name="ce6" office:value-type="date" office:date-value="2021-10-26T09:02:05.19">
            <text:p>1026</text:p>
          </table:table-cell>
          <table:table-cell table:style-name="ce9"/>
          <table:table-cell table:style-name="ce13" office:value-type="string" table:number-columns-spanned="3" table:number-rows-spanned="1">
            <text:p>chiến[war~1 tranh Đông[east;indo-china~1 Dương chấm[ended~1 dứt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7">
            <text:p>17</text:p>
          </table:table-cell>
          <table:table-cell table:style-name="ce6"/>
          <table:table-cell table:style-name="ce9"/>
          <table:table-cell table:style-name="ce13" office:value-type="string" table:number-columns-spanned="3" table:number-rows-spanned="1">
            <text:p>Trong[in giai[stage đoạn[paragraph; diễn[act; ra[out; chiến tranh Việt Nam,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 table:number-columns-spanned="3" table:number-rows-spanned="1"/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6T10:53:45.27">
            <text:p>1026 <text:s/>105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6T10:53:45.27">
            <text:p>1026 <text:s/>1053</text:p>
          </table:table-cell>
          <table:table-cell table:style-name="ce7" table:formula="of:=NOW()" office:value-type="date" office:date-value="2021-10-26T10:53:45.27">
            <text:p>1026 <text:s/>105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6T10:53:45.27">
            <text:p>1026 <text:s/>105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2">
          <table:table-cell/>
          <table:table-cell table:style-name="Default"/>
          <table:table-cell table:number-columns-repeated="10"/>
          <table:table-cell table:style-name="ce18"/>
          <table:table-cell table:number-columns-repeated="1011"/>
        </table:table-row>
        <table:table-row table:style-name="ro7" table:number-rows-repeated="7">
          <table:table-cell table:number-columns-repeated="12"/>
          <table:table-cell table:style-name="ce18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7" table:number-rows-repeated="35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entences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6" table:default-cell-style-name="ce3"/>
        <table:table-column table:style-name="co15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1" table:default-cell-style-name="ce3"/>
        <table:table-row table:style-name="ro20">
          <table:table-cell table:style-name="ce20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7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7"/>
          <table:table-cell office:value-type="string">
            <text:p>*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buy. to buy. necessary. / I buy. she buys. we buy. / I want to buy. I need to buy.</text:p>
          </table:table-cell>
          <table:table-cell table:style-name="ce22"/>
          <table:table-cell table:style-name="ce23" office:value-type="string">
            <text:p>buy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4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what? / what do I buy? / what did I buy? / what do I need to buy? / what do I want to buy? / </text:p>
          </table:table-cell>
          <table:table-cell table:style-name="ce22"/>
          <table:table-cell table:style-name="ce23" office:value-type="string">
            <text:p>buy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5">
            <text:p>1026 <text:s/>1053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shop. store. supermarket. / I go to the store. / name. the name of the store. / how often. often. how often do you go?</text:p>
          </table:table-cell>
          <table:table-cell table:style-name="ce22"/>
          <table:table-cell table:style-name="ce23" office:value-type="string">
            <text:p>store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5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often. how often? / go. do you go? you. / I go. I go to the shop. I go to the shop often.</text:p>
          </table:table-cell>
          <table:table-cell table:style-name="ce22"/>
          <table:table-cell table:style-name="ce23" office:value-type="string">
            <text:p>go out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5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you. you go / I go / they go / he goes</text:p>
          </table:table-cell>
          <table:table-cell table:style-name="ce22"/>
          <table:table-cell table:style-name="ce23" office:value-type="string">
            <text:p>go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5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I drink / water / I drink water / you drink water / they drink water / he drinks water</text:p>
          </table:table-cell>
          <table:table-cell table:style-name="ce22"/>
          <table:table-cell table:style-name="ce23" office:value-type="string">
            <text:p>drink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5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this / that / what? / who? / what is this? / what is that?</text:p>
          </table:table-cell>
          <table:table-cell table:style-name="ce22"/>
          <table:table-cell table:style-name="ce23" office:value-type="string">
            <text:p>ask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5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1" office:value-type="string">
            <text:p>here / there / I go / I go there / you go / you go there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5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1" office:value-type="string">
            <text:p>help / I need / your help / I need your help</text:p>
          </table:table-cell>
          <table:table-cell table:style-name="ce22"/>
          <table:table-cell table:style-name="ce23" office:value-type="string">
            <text:p>help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5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1" office:value-type="string">
            <text:p>injury / pain / you have pain / you got injured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5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1" office:value-type="string">
            <text:p>food / I eat / he eats / I eat food / you eat food / you ate <text:s/>food / already / not yet</text:p>
          </table:table-cell>
          <table:table-cell table:style-name="ce22"/>
          <table:table-cell table:style-name="ce23" office:value-type="string">
            <text:p>eat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5">
            <text:p>1026 <text:s/>1053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2"/>
          <table:table-cell table:style-name="ce23" office:value-type="string">
            <text:p>walk,run / mode</text:p>
          </table:table-cell>
          <table:table-cell table:style-name="ce23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6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1" office:value-type="string">
            <text:p>聞く。書く。見る。知る。分かる。　=&gt;　を使った、文</text:p>
          </table:table-cell>
          <table:table-cell table:style-name="ce22"/>
          <table:table-cell table:style-name="ce23"/>
          <table:table-cell table:style-name="ce23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6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笛。竹。造る。竹で造る。竹で作った笛。</text:p>
          </table:table-cell>
          <table:table-cell table:style-name="ce22"/>
          <table:table-cell table:style-name="ce23"/>
          <table:table-cell table:style-name="ce23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7">
            <text:p>1026 <text:s/>1053</text:p>
          </table:table-cell>
          <table:table-cell table:number-columns-repeated="1011"/>
        </table:table-row>
        <table:table-row table:style-name="ro24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1" office:value-type="string">
            <text:p>頭から、血が出ています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7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1" office:value-type="string">
            <text:p>何時から始まるか、知っていますか。</text:p>
          </table:table-cell>
          <table:table-cell table:style-name="ce22"/>
          <table:table-cell table:style-name="ce23" office:value-type="string">
            <text:p>when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7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眠いですか。疲れています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7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1" office:value-type="string">
            <text:p>何時に終わるか、知っていますか。午後４時に、終わり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8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1" office:value-type="string">
            <text:p>今日はとても暑いです。少し休みましょう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8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1" office:value-type="string">
            <text:p>今日はとても暑いです。 / I drink water very much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8">
            <text:p>1026 <text:s/>1053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1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9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1" office:value-type="string">
            <text:p>今日は、風が吹いている。とても寒いです。雨が降る。雨が降るかも知れません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39">
            <text:p>1026 <text:s/>105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1" office:value-type="string">
            <text:p>今日は雲がない。とても暑いです。/ 熱中症。水を飲み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風が吹いている。風が吹いていない。どっちですか？</text:p>
          </table:table-cell>
          <table:table-cell table:style-name="ce22"/>
          <table:table-cell table:style-name="ce23" office:value-type="string">
            <text:p>A or B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1" office:value-type="string">
            <text:p>he got injured. / he needs help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1" office:value-type="string">
            <text:p>指を怪我しました。肩を壁にぶつけました。足を角材にぶつけました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1">
            <text:p>1026 <text:s/>1053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1" office:value-type="string">
            <text:p>can you hold his arm? / please hold his body. / can you move these wood boards away for me? I want to make <text:s/>a space for him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1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1" office:value-type="string">
            <text:p>喉が渇きました。水は、どこで飲めますか？水を飲む場所はありますか？水道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1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1" office:value-type="string">
            <text:p>you go forward. / you turn to the left. / and, you turn to the right / there is a toilet. / someone is using it now.</text:p>
          </table:table-cell>
          <table:table-cell table:style-name="ce22"/>
          <table:table-cell table:style-name="ce23" office:value-type="string">
            <text:p>direc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1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1" office:value-type="string">
            <text:p>ここに穴があります。危ないです。板を置きます。</text:p>
          </table:table-cell>
          <table:table-cell table:style-name="ce22"/>
          <table:table-cell table:style-name="ce23" office:value-type="string">
            <text:p>dang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2">
            <text:p>1026 <text:s/>1053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1" office:value-type="string">
            <text:p>why his head is bleeding? where did he hit his head, when? / how did he fall on the floor? / how did you come here. train, car?</text:p>
          </table:table-cell>
          <table:table-cell table:style-name="ce22"/>
          <table:table-cell table:style-name="ce23" office:value-type="string">
            <text:p>reason, method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2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1" office:value-type="string">
            <text:p>why his nose is bleeding? / because an iron rod fell on his nose </text:p>
          </table:table-cell>
          <table:table-cell table:style-name="ce22"/>
          <table:table-cell table:style-name="ce23" office:value-type="string">
            <text:p>reason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2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it really happened? / he fell down on the floor. it is slippery.</text:p>
          </table:table-cell>
          <table:table-cell table:style-name="ce22"/>
          <table:table-cell table:style-name="ce23" office:value-type="string">
            <text:p>“really”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2">
            <text:p>1026 <text:s/>1053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he says he wants to have a rest. / he says he is not feeling well. / he says he wants to sit down on the floor. / how does he feel?</text:p>
          </table:table-cell>
          <table:table-cell table:style-name="ce22"/>
          <table:table-cell table:style-name="ce23" office:value-type="string">
            <text:p>“say”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2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his mouth got swollen. he hit his mouth on the iron bar.</text:p>
          </table:table-cell>
          <table:table-cell table:style-name="ce22"/>
          <table:table-cell table:style-name="ce23" office:value-type="string">
            <text:p>body par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2">
            <text:p>1026 <text:s/>105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腕から血が流れている。脚から血が流れている。 / 彼は、下の階へ落ちた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3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ここには、ロープが張られていない。落ちます。危険です。</text:p>
          </table:table-cell>
          <table:table-cell table:style-name="ce22"/>
          <table:table-cell table:style-name="ce23" office:value-type="string">
            <text:p>dang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3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それはとても重いです。動かさなくていいです。後で、皆で動かしましょう。</text:p>
          </table:table-cell>
          <table:table-cell table:style-name="ce22"/>
          <table:table-cell table:style-name="ce23" office:value-type="string">
            <text:p>性質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3">
            <text:p>1026 <text:s/>1053</text:p>
          </table:table-cell>
          <table:table-cell table:number-columns-repeated="1011"/>
        </table:table-row>
        <table:table-row table:style-name="ro26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1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2"/>
          <table:table-cell table:style-name="ce23" office:value-type="string">
            <text:p>性質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4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1" office:value-type="string">
            <text:p>２階から、３階へ、上がってもらえますか？そこで、壁を叩いてください。</text:p>
          </table:table-cell>
          <table:table-cell table:style-name="ce22"/>
          <table:table-cell table:style-name="ce23" office:value-type="string">
            <text:p>移動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4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1" office:value-type="string">
            <text:p>it is good. you are doing well. please do it. please continue it. / please do it again.</text:p>
          </table:table-cell>
          <table:table-cell table:style-name="ce22"/>
          <table:table-cell table:style-name="ce23" office:value-type="string">
            <text:p>良い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4">
            <text:p>1026 <text:s/>1053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1" office:value-type="string">
            <text:p>can you hold this chord for me for a while? / I want to got to the toilet. / can you have this backet for me? I want to pour water into it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4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1" office:value-type="string">
            <text:p>水を出す筒。水。筒。彼は、水を出します。</text:p>
          </table:table-cell>
          <table:table-cell table:style-name="ce22"/>
          <table:table-cell table:style-name="ce23" office:value-type="string">
            <text:p>tool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4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1" office:value-type="string">
            <text:p>柱と、柱の周りに、水をかけてください。梁に、水をかけてください。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5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1" office:value-type="string">
            <text:p>たばこ。タバコを吸いますか？どこでタバコを吸えますか？タバコを吸う場所。喫煙所。</text:p>
          </table:table-cell>
          <table:table-cell table:style-name="ce22"/>
          <table:table-cell table:style-name="ce23" office:value-type="string">
            <text:p>things:tobacco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5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1" office:value-type="string">
            <text:p>休憩。時間。時刻。休憩の時間。あるいは、タバコを吸いますか？そして、水を飲みますか？</text:p>
          </table:table-cell>
          <table:table-cell table:style-name="ce22"/>
          <table:table-cell table:style-name="ce23" office:value-type="string">
            <text:p>syntax : and, o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5">
            <text:p>1026 <text:s/>1053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1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2"/>
          <table:table-cell table:style-name="ce23" office:value-type="string">
            <text:p>word : もう、すでに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6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1" office:value-type="string">
            <text:p>バケツに水を入れていください。ブラシ。ブラシで、鉄筋を、洗ってください。</text:p>
          </table:table-cell>
          <table:table-cell table:style-name="ce22"/>
          <table:table-cell table:style-name="ce23" office:value-type="string">
            <text:p>作業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6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1" office:value-type="string">
            <text:p>疲れましたか？暑いですか？１０分ぐらい、やすんでください。私が、代わりに、やります。</text:p>
          </table:table-cell>
          <table:table-cell table:style-name="ce22"/>
          <table:table-cell table:style-name="ce23" office:value-type="string">
            <text:p>健康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7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1" office:value-type="string">
            <text:p>do you know where the stairs are? / stairs / the stairs are on the other side / this side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7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1" office:value-type="string">
            <text:p>I have a hat. / you have a hat / did you buy that hat in japan?</text:p>
          </table:table-cell>
          <table:table-cell table:style-name="ce22"/>
          <table:table-cell table:style-name="ce23" office:value-type="string">
            <text:p>things : h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7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1" office:value-type="string">
            <text:p>I am hungry / I didn't eat breakfast. / I want to eat. / I have some food.</text:p>
          </table:table-cell>
          <table:table-cell table:style-name="ce22"/>
          <table:table-cell table:style-name="ce23" office:value-type="string">
            <text:p>action : e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7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1" office:value-type="string">
            <text:p>a big hat / a small hat / the sun light / it comes / the sun light comes / the sun light doesn't come</text:p>
          </table:table-cell>
          <table:table-cell table:style-name="ce22"/>
          <table:table-cell table:style-name="ce23" office:value-type="string">
            <text:p>things : h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7">
            <text:p>1026 <text:s/>1053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1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2"/>
          <table:table-cell table:style-name="ce23" office:value-type="string">
            <text:p>e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7">
            <text:p>1026 <text:s/>1053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1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2"/>
          <table:table-cell table:style-name="ce23" office:value-type="string">
            <text:p>bucke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8">
            <text:p>1026 <text:s/>1053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1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9">
            <text:p>1026 <text:s/>105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1" office:value-type="string">
            <text:p>この板は、とても重いです。手では、運べません。運べないでしょう。 / 一輪車を、探し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49">
            <text:p>1026 <text:s/>1053</text:p>
          </table:table-cell>
          <table:table-cell table:number-columns-repeated="1011"/>
        </table:table-row>
        <table:table-row table:style-name="ro29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">
            <text:p>1026 <text:s/>1053</text:p>
          </table:table-cell>
          <table:table-cell table:number-columns-repeated="1011"/>
        </table:table-row>
        <table:table-row table:style-name="ro26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">
            <text:p>1026 <text:s/>1053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1">
            <text:p>1026 <text:s/>1053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1">
            <text:p>1026 <text:s/>1053</text:p>
          </table:table-cell>
          <table:table-cell table:number-columns-repeated="1011"/>
        </table:table-row>
        <table:table-row table:style-name="ro26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2">
            <text:p>1026 <text:s/>1053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2"/>
          <table:table-cell table:style-name="ce23" office:value-type="string">
            <text:p>weath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3">
            <text:p>1026 <text:s/>1053</text:p>
          </table:table-cell>
          <table:table-cell table:number-columns-repeated="1011"/>
        </table:table-row>
        <table:table-row table:style-name="ro26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4">
            <text:p>1026 <text:s/>105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風。吹く。風が吹く。 / もし風が吹いたら。涼しい。涼しくなる。涼しくなるだろう。</text:p>
          </table:table-cell>
          <table:table-cell table:style-name="ce22"/>
          <table:table-cell table:style-name="ce23" office:value-type="string">
            <text:p>condi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4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2"/>
          <table:table-cell table:style-name="ce23" office:value-type="string">
            <text:p>week,month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5">
            <text:p>1026 <text:s/>1053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5">
            <text:p>1026 <text:s/>1053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2"/>
          <table:table-cell table:style-name="ce23" office:value-type="string">
            <text:p>labo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6">
            <text:p>1026 <text:s/>1053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7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呼吸。苦しい。感じる。 / 呼吸が苦しい。 / 胸。痛い。胸が痛い。 / 腹。腹が痛い。</text:p>
          </table:table-cell>
          <table:table-cell table:style-name="ce22"/>
          <table:table-cell table:style-name="ce23" office:value-type="string">
            <text:p>medical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7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2"/>
          <table:table-cell table:style-name="ce23" office:value-type="string">
            <text:p>tool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8">
            <text:p>1026 <text:s/>1053</text:p>
          </table:table-cell>
          <table:table-cell table:number-columns-repeated="1011"/>
        </table:table-row>
        <table:table-row table:style-name="ro28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2"/>
          <table:table-cell table:style-name="ce23" office:value-type="string">
            <text:p>シャベル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8">
            <text:p>1026 <text:s/>105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1" office:value-type="string">
            <text:p>氷。冷やす。冷たい。水で冷やす。 / 置く。首。首に置く。首に氷を置く。</text:p>
          </table:table-cell>
          <table:table-cell table:style-name="ce22"/>
          <table:table-cell table:style-name="ce23" office:value-type="string">
            <text:p>冷やす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9">
            <text:p>1026 <text:s/>105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1" office:value-type="string">
            <text:p>気温。高い。今日は、気温が高いです。/ 飲む。飲み物。食べる。食べ物。</text:p>
          </table:table-cell>
          <table:table-cell table:style-name="ce22"/>
          <table:table-cell table:style-name="ce23" office:value-type="string">
            <text:p>気温；飲む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9">
            <text:p>1026 <text:s/>1053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1" office:value-type="string">
            <text:p>hot / temperature / high, low / temperature is high / I want / I need / temperature is low / I want the temperature to be low.</text:p>
          </table:table-cell>
          <table:table-cell table:style-name="ce22"/>
          <table:table-cell table:style-name="ce23" office:value-type="string">
            <text:p>気温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9">
            <text:p>1026 <text:s/>1053</text:p>
          </table:table-cell>
          <table:table-cell table:number-columns-repeated="1011"/>
        </table:table-row>
        <table:table-row table:style-name="ro24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1" office:value-type="string">
            <text:p>消しゴム以外に、何を売っていますか？</text:p>
          </table:table-cell>
          <table:table-cell table:style-name="ce22" office:value-type="date" office:date-value="2021-04-29T16:41:16.94">
            <text:p>0429</text:p>
          </table:table-cell>
          <table:table-cell table:style-name="ce23" table:number-columns-repeated="2"/>
          <table:table-cell table:style-name="ce6" office:value-type="date" office:date-value="2021-03-25T13:08:31.82">
            <text:p>0325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59">
            <text:p>1026 <text:s/>1053</text:p>
          </table:table-cell>
          <table:table-cell table:number-columns-repeated="1011"/>
        </table:table-row>
        <table:table-row table:style-name="ro12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1" office:value-type="string">
            <text:p>昨日は、ぐっすりと眠りました。それなのに、今朝は眠いのです。</text:p>
          </table:table-cell>
          <table:table-cell table:style-name="ce22" office:value-type="date" office:date-value="2021-05-01T10:24:21.49">
            <text:p>0501</text:p>
          </table:table-cell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">
            <text:p>1026 <text:s/>1053</text:p>
          </table:table-cell>
          <table:table-cell table:number-columns-repeated="1011"/>
        </table:table-row>
        <table:table-row table:style-name="ro24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1" office:value-type="string">
            <text:p>部屋の中は暑くて、とても寝ていられません。</text:p>
          </table:table-cell>
          <table:table-cell table:style-name="ce22" office:value-type="date" office:date-value="2021-05-01T10:43:01.47">
            <text:p>0501</text:p>
          </table:table-cell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">
            <text:p>1026 <text:s/>1053</text:p>
          </table:table-cell>
          <table:table-cell table:number-columns-repeated="1011"/>
        </table:table-row>
        <table:table-row table:style-name="ro12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1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1" office:value-type="string">
            <text:p>私は公園へ行く時、自転車を使います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1" office:value-type="string">
            <text:p>落花生が好きで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1" office:value-type="string">
            <text:p>傷の手当ての、新しい方法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1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水を飲みたいですか。何か食べたいです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1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お腹が空いていますか。食事は、何時に食べました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1">
            <text:p>1026 <text:s/>105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あなたの名前はなんですか？ / 日本には、いつ来たのですか？</text:p>
          </table:table-cell>
          <table:table-cell table:style-name="ce22"/>
          <table:table-cell table:style-name="ce23" office:value-type="string">
            <text:p>name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1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日本には、いつ来たのですか？</text:p>
          </table:table-cell>
          <table:table-cell table:style-name="ce22"/>
          <table:table-cell table:style-name="ce23" office:value-type="string">
            <text:p>when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2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日本に来て、どのくらい経ちます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2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how do you come here? do you use railway?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2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see you again. / have a nice day. / take care. / thank you for your help today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2">
            <text:p>1026 <text:s/>1053</text:p>
          </table:table-cell>
          <table:table-cell table:number-columns-repeated="1011"/>
        </table:table-row>
        <table:table-row table:style-name="ro26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1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2">
            <text:p>1026 <text:s/>105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ネジを回すための道具。持っていますか？/ ネジ。回す。道具。持っている。</text:p>
          </table:table-cell>
          <table:table-cell table:style-name="ce22"/>
          <table:table-cell table:style-name="ce24" office:value-type="string">
            <text:p>have ; 도구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3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I like peanuts</text:p>
          </table:table-cell>
          <table:table-cell table:style-name="ce22"/>
          <table:table-cell table:style-name="ce24" office:value-type="string">
            <text:p>like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3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like coconut milk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3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like the sound of flute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3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do not like creaking sound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3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1" office:value-type="string">
            <text:p>上の階へ行きます。下の階から来ました。階段はありますか？まっすぐ行って、左側にありま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4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1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4">
            <text:p>1026 <text:s/>1053</text:p>
          </table:table-cell>
          <table:table-cell table:number-columns-repeated="1011"/>
        </table:table-row>
        <table:table-row table:style-name="ro27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1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5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1" office:value-type="string">
            <text:p>病院に行きます。救急車を呼びま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5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it takes another 2 hours. / I am sorry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5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頭を動かす。 / 顔を出す。 / 眼が見えない。 / 鼻が痛い。 / 口から泡が出る。/ 熱中症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6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お金を持っていますか？いくら持っていますか？財布を落としました。財布を拾いました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7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1" office:value-type="string">
            <text:p>休みの日。何をします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7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1" office:value-type="string">
            <text:p>it is not good. it is bad. please don't do it. please stop it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7">
            <text:p>1026 <text:s/>1053</text:p>
          </table:table-cell>
          <table:table-cell table:number-columns-repeated="1011"/>
        </table:table-row>
        <table:table-row table:style-name="ro26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1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7">
            <text:p>1026 <text:s/>1053</text:p>
          </table:table-cell>
          <table:table-cell table:number-columns-repeated="1011"/>
        </table:table-row>
        <table:table-row table:style-name="ro25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1" office:value-type="string">
            <text:p>食中毒です。今朝、何を食べましたか？何を飲みましたか？ / レタスを食べました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7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1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8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1" office:value-type="string">
            <text:p>ここで、壁を叩いてください。この作業をすると、疲れます。ご苦労様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8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1" office:value-type="string">
            <text:p>朝は、何時から始まりますか？午後は、何時から始めますか？夕方は、何時に終わりま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9">
            <text:p>1026 <text:s/>1053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1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9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1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2"/>
          <table:table-cell table:style-name="ce23" office:value-type="string">
            <text:p>schedule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9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1" office:value-type="string">
            <text:p>rest / I rest / you rest / tired / I am tired / you are tired / he is tired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69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1" office:value-type="string">
            <text:p>hello. / thank you / good bye / good morning</text:p>
          </table:table-cell>
          <table:table-cell table:style-name="ce22"/>
          <table:table-cell table:style-name="ce23"/>
          <table:table-cell table:style-name="ce23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1" office:value-type="string">
            <text:p>help / I need / your help / I need your help</text:p>
            <text:p>injury / pain / you have pain / you got injured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1" office:value-type="string">
            <text:p>water / I drink / you drink / thirsty / I eat / we eat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1" office:value-type="string">
            <text:p>blood / blood on your face / blood on your arm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1" office:value-type="string">
            <text:p>he cut his leg / he cut his fingers / he cut his head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1" office:value-type="string">
            <text:p>blood / face / your face / arm / your arm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1" office:value-type="string">
            <text:p>a box / to carry / to carry a box / he carries a box / he was carrying a box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6"/>
          <table:table-cell/>
          <table:table-cell table:style-name="ce18"/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1011"/>
        </table:table-row>
        <table:table-row table:style-name="ro6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26T10:53:45.7">
            <text:p>1026 <text:s/>105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26T10:53:45.7">
            <text:p>2021/10/26 10:53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6T10:53:45.7">
            <text:p>1026 <text:s/>1053</text:p>
          </table:table-cell>
          <table:table-cell table:style-name="ce7" table:formula="of:=NOW()" office:value-type="date" office:date-value="2021-10-26T10:53:45.7">
            <text:p>1026 <text:s/>1053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26T10:53:45.7">
            <text:p>1026 <text:s/>105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7" table:number-rows-repeated="2">
          <table:table-cell table:number-columns-repeated="11"/>
          <table:table-cell table:style-name="ce18"/>
          <table:table-cell table:number-columns-repeated="1012"/>
        </table:table-row>
        <table:table-row table:style-name="ro7">
          <table:table-cell/>
          <table:table-cell table:style-name="Default"/>
          <table:table-cell table:number-columns-repeated="9"/>
          <table:table-cell table:style-name="ce18"/>
          <table:table-cell table:number-columns-repeated="1012"/>
        </table:table-row>
        <table:table-row table:style-name="ro7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8"/>
          <table:table-cell table:number-columns-repeated="1012"/>
        </table:table-row>
        <table:table-row table:style-name="ro7" table:number-rows-repeated="2">
          <table:table-cell table:number-columns-repeated="11"/>
          <table:table-cell table:style-name="ce18"/>
          <table:table-cell table:number-columns-repeated="1012"/>
        </table:table-row>
        <table:table-row table:style-name="ro7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8"/>
          <table:table-cell table:number-columns-repeated="1012"/>
        </table:table-row>
        <table:table-row table:style-name="ro7" table:number-rows-repeated="4">
          <table:table-cell table:number-columns-repeated="11"/>
          <table:table-cell table:style-name="ce18"/>
          <table:table-cell table:number-columns-repeated="1012"/>
        </table:table-row>
        <table:table-row table:style-name="ro6">
          <table:table-cell table:number-columns-repeated="11"/>
          <table:table-cell table:style-name="ce7"/>
          <table:table-cell table:number-columns-repeated="1012"/>
        </table:table-row>
        <table:table-row table:style-name="ro7" table:number-rows-repeated="35">
          <table:table-cell table:number-columns-repeated="11"/>
          <table:table-cell table:style-name="ce18"/>
          <table:table-cell table:number-columns-repeated="1012"/>
        </table:table-row>
        <table:table-row table:style-name="ro7" table:number-rows-repeated="104839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9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7"/>
          <table:table-cell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5" office:value-type="string">
            <text:p>អាហារ / ឃ្លាន / ញ៉ាំ / ផឹក / ទឹក</text:p>
          </table:table-cell>
          <table:table-cell table:style-name="ce14" office:value-type="string">
            <text:p>aa3-haee3 / k6-len3 / niam3 / pa_k3 / ta_k3</text:p>
          </table:table-cell>
          <table:table-cell table:style-name="ce14" office:value-type="string">
            <text:p>food / hungry / eat / drink / water</text:p>
          </table:table-cell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3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3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4"/>
          <table:table-cell table:style-name="ce14" office:value-type="string">
            <text:p>it was monday, the eleventh of october, the first day of the week, the third week, the tenth month</text:p>
          </table:table-cell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3" office:value-type="string">
            <text:p>دوشنبه بود، يازدهم ماه اکتبر، اولين روز هفته، هفته سوم، ماه دهم.</text:p>
          </table:table-cell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6" office:value-type="string">
            <text:p><text:span text:style-name="T3">w : </text:span><text:span text:style-name="T3"><text:a xlink:href="https://youtu.be/K8mbMJ4S-RU?t=1219">https://youtu.be/K8mbMJ4S-RU?t=1219</text:a></text:span></text:p>
            <text:p><text:span text:style-name="T3">y : </text:span><text:span text:style-name="T3"><text:a xlink:href="https://youtu.be/K8mbMJ4S-RU?t=1244">https://youtu.be/K8mbMJ4S-RU?t=1244</text:a></text:span></text:p>
            <text:p><text:span text:style-name="T3">z : </text:span><text:span text:style-name="T3"><text:a xlink:href="https://youtu.be/K8mbMJ4S-RU?t=1272">https://youtu.be/K8mbMJ4S-RU?t=1272</text:a></text:span></text:p>
            <text:p><text:span text:style-name="T3">nz : </text:span><text:span text:style-name="T3"><text:a xlink:href="https://youtu.be/K8mbMJ4S-RU?t=1299">https://youtu.be/K8mbMJ4S-RU?t=1299</text:a></text:span></text:p>
          </table:table-cell>
          <table:table-cell table:style-name="ce14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3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3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3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3" office:value-type="string">
            <text:p>كان يوم الاربعاء، الثالث عشر من تشرين، الأسبوع الثالث، الشهر العاشر.</text:p>
          </table:table-cell>
          <table:table-cell table:style-name="ce14"/>
          <table:table-cell table:style-name="ce14" office:value-type="string">
            <text:p>it was wednesday, the thirteenth of october, the third week, the tenth month</text:p>
          </table:table-cell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3" office:value-type="string">
            <text:p>چهارشنبه بود، سيزدهم ماه اکتبر، هفته سوم، ماه دهم.</text:p>
          </table:table-cell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3" office:value-type="string">
            <text:p>-</text:p>
          </table:table-cell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4"/>
          <table:table-cell table:style-name="ce15" office:value-type="string">
            <text:p>https://www.kpedia.jp/w/13622</text:p>
          </table:table-cell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3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3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3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4"/>
          <table:table-cell table:style-name="ce15" office:value-type="string">
            <text:p>http://benfranklin.chips.jp/cake_apps/Cake_IFM11/images/view/49679</text:p>
          </table:table-cell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3T12:46:29.74">
            <text:p>1023</text:p>
          </table:table-cell>
          <table:table-cell table:style-name="ce9" office:value-type="string">
            <text:p>v-1</text:p>
          </table:table-cell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/>
          <table:table-cell table:style-name="ce2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. (1) 비가 내리고 있었다. (2) 두 마리 모두 울타리 밖에는 나오지 않다. &lt;2&gt; 여름철에는 크로는 비에도 불구하고 나온 것이었다. (3) 울타리를 통해 페이스트, 그리고 고체를 주었다. (4) 먼저 미케에게 준 때, 크로도 미케 근처으로 가려고했다. &lt;2&gt; 그 때, 내가 `크로, 크로` 라고 울고하면, 이 쪽으로 보고, 내가 다른 한 개 봉지를 여는 것을 기다리고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to był piątek, dwudziesty drigi października, czwarty tydzień, dziesiąty miesiąc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nie zagrałem. &lt;2&gt; kiedy wróciłem do domu, była szósta pięćdziesiąt minut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昨天。白天工作。没做数学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/>
          <table:table-cell table:style-name="ce2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3" office:value-type="string" table:number-columns-spanned="3" table:number-rows-spanned="1">
            <text:p>теоло'гия, кото'рая соотве'&lt;v`e&gt;тствует[fit моему су'ществу (2) дава'йте[let`s создадим[create тако'е богословиею</text:p>
          </table:table-cell>
          <table:covered-table-cell table:number-columns-repeated="2" table:style-name="ce14"/>
          <table:table-cell table:style-name="ce15" office:value-type="string">
            <text:p>http://benfranklin.chips.jp/cake_apps/Cake_IFM11/images/view/49551</text:p>
          </table:table-cell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3" office:value-type="string">
            <text:p>نسبت تغيير جمعيت</text:p>
            <text:p>در بخش تاکاتسو افزايش طبيعی</text:p>
          </table:table-cell>
          <table:table-cell table:style-name="ce14" office:value-type="string" table:number-columns-spanned="2" table:number-rows-spanned="1">
            <text:p>nusbat[ratio / taGiir[change / dhumuAyit[population / baaxash[section / akzooyesh[increase / tabiyIi[natural</text:p>
          </table:table-cell>
          <table:covered-table-cell table:style-name="ce14"/>
          <table:table-cell table:style-name="ce15" office:value-type="string">
            <text:p>C:\WORKS_2\shortcuts_docs\log-session_JVE_41_economics_12_watching.log</text:p>
          </table:table-cell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4T13:29:34.459999">
            <text:p>1024</text:p>
          </table:table-cell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. (1) 내가 도착한 때 모두 아직 내려와 않고 있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3" office:value-type="string" table:number-columns-spanned="3" table:number-rows-spanned="1">
            <text:p>(2) 마시지는 옹벽 앞에서 했지만, 그 후 크로가 평평자리 쪽으로 가고 싶은 모습을 했어서, 나도 걷기 시작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to była sobota, dwudziesty czwarty października, czwarty tydzień, dziesiąty miesiąc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(1) zacząłem wydmuchać. &lt;2&gt; ale, dziąsło boli jeszcze, i ząb boli, też. &lt;3&gt; przez trzy lub cztery minuty wydmuchałem. &lt;4&gt; ale poyrm, przestałem wydmuchać. (2) Przestałem sesję, całkowicie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/>
          <table:table-cell table:style-name="ce2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（1）牙齿痛。也有发烧。测量体温。37.1。（2）打电话给我家附近的医生，告诉他我有发烧，在考虑接受检查。（3）她，接受我电话的医院工作人，说，来。（4）去了医院，接受检查。结果是，阴性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3" office:value-type="string" table:number-columns-spanned="3" table:number-rows-spanned="1">
            <text:p>дневни'к : (1) Я получи'л статические данные с&lt;s&gt; веб&lt;v`ep&gt;-сайта правительства го'&lt;go&gt;рода Кавасаки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09:34:24.42">
            <text:p>1025</text:p>
          </table:table-cell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. (1) 크로는 다시 게단 앞의 지상에 처음부터 있었다. (2) 미케도 왔다. 계단 남 쪽의 한 나무까지. (3) 마사지. 몇 일 전에서 마사지 방법을 바꾸어있다. &lt;2&gt; 이번엔 두 마리 동시로 하고있었지만, 지금은 한 번에 한 마리씩 하도록하고 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4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to był niedziele, dwudziesty czwarty października, czwarty tydzień, ostatni dzień tygodnia, dziesiąty miesiąc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5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(1) wydmuchałem przez chwilę. (2) ale potem, ząb nadal boli. więc przerwałem sesję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51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3" office:value-type="string" table:number-columns-spanned="3" table:number-rows-spanned="1">
            <text:p>shaku : (1) zamiast tego, zacząłem wydmuchać na shakuhachi, japońskim bambusowym flecie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/>
          <table:table-cell table:style-name="ce2" table:formula="of:=[.B52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数学。（1）所谓变分法。（2）首先，指定基本函数f。第二，指定别的某个函数h。设定微小量ε。（3）第三，设立泛函g=f+εh。（4）第四，导数dg/dε。（5）最后，解微分方程dg/dε=0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53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3" office:value-type="string" table:number-columns-spanned="3" table:number-rows-spanned="1">
            <text:p>ваше подсознание[unconscious знает, кто вы. (2) не спра'шивай[ask, кем[who вы хотите быть; спрашивай, кто вы.</text:p>
          </table:table-cell>
          <table:covered-table-cell table:number-columns-repeated="2" table:style-name="ce14"/>
          <table:table-cell table:style-name="ce15" office:value-type="string" table:number-columns-spanned="2" table:number-rows-spanned="1">
            <text:p>http://benfranklin.chips.jp/cake_apps/Cake_IFM11/images/view/49276</text:p>
          </table:table-cell>
          <table:covered-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number-columns-repeated="2"/>
          <table:table-cell table:style-name="ce6" office:value-type="date" office:date-value="2021-10-26T09:01:34.74">
            <text:p>1026</text:p>
          </table:table-cell>
          <table:table-cell table:style-name="ce9" office:value-type="string">
            <text:p>k-1</text:p>
          </table:table-cell>
          <table:table-cell table:style-name="ce13" office:value-type="string" table:number-columns-spanned="3" table:number-rows-spanned="1">
            <text:p>두 마리. (1) 크로는 내가 `평평 자리` 를 지나갈 무렵 내리고왔다. (2) 이어, 미케도. (3) 다시 차례로 마사지. (4) 이 번은 크로가 미케에게 싸움을 할 때 미케도 반격했다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3" office:value-type="string" table:number-columns-spanned="3" table:number-rows-spanned="1">
            <text:p>to był poniedziałek, dwudziesty piątek października, piąty tydzień, dziesiąty miesiąc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3" office:value-type="string" table:number-columns-spanned="3" table:number-rows-spanned="1">
            <text:p>shino : (1) dziąsło jeszcze boli. &lt;2&gt; stosunkowo, mniej niż wcześniej. &lt;3&gt; jednak, dość bolesna, z przyzwoitym kwocie bola. &lt;4&gt; więc, jak dla dźwięków `dai-kan`-u, nie wydmuchałem ich dużo. &lt;5&gt; tylko, dwa lub trzy razy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number-columns-repeated="2"/>
          <table:table-cell table:style-name="ce6"/>
          <table:table-cell table:style-name="ce9" office:value-type="string">
            <text:p>p-3</text:p>
          </table:table-cell>
          <table:table-cell table:style-name="ce13" office:value-type="string" table:number-columns-spanned="3" table:number-rows-spanned="1">
            <text:p>shaku : (1) Zamiast shino, znowu, próbowałem wydmuchać shaku. (2) ale, nie czułem się usatysfakcjonowany. (3) to tak, jakbyś próbował oczyścić rurkę. &lt;2&gt; ale, nie możesz całkowicie usunąć brudu w nim. &lt;3&gt; I, wiesz to.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number-columns-repeated="2"/>
          <table:table-cell table:style-name="ce6"/>
          <table:table-cell table:style-name="ce9" office:value-type="string">
            <text:p>c-1</text:p>
          </table:table-cell>
          <table:table-cell table:style-name="ce13" office:value-type="string" table:number-columns-spanned="3" table:number-rows-spanned="1">
            <text:p>数学。（1）学习欧拉－拉格朗日方程。该方程的导出方法。（2）以前也几次阅读过关于该方程的文件。不理解。（3）这次，终于，理解到了。（4）设立一条泛函，则，y=f+εη(x)。（5）目标就是，探索到y内的一条函数f的形式。</text:p>
          </table:table-cell>
          <table:covered-table-cell table:number-columns-repeated="2" table:style-name="ce14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13" office:value-type="string" table:number-columns-spanned="3" table:number-rows-spanned="1">
            <text:p>дава'йте меси'ть[knead мы'сли. (2) давайте продолжа'ть[continue ду'мать[think.</text:p>
          </table:table-cell>
          <table:covered-table-cell table:number-columns-repeated="2" table:style-name="ce14"/>
          <table:table-cell table:style-name="ce15" office:value-type="string" table:number-columns-spanned="2" table:number-rows-spanned="1">
            <text:p>http://benfranklin.chips.jp/cake_apps/Cake_IFM11/images/view/48755</text:p>
          </table:table-cell>
          <table:covered-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/>
          <table:table-cell table:style-name="ce13"/>
          <table:table-cell table:style-name="ce14" table:number-columns-repeated="2"/>
          <table:table-cell table:style-name="ce15"/>
          <table:table-cell table:style-name="Default"/>
          <table:table-cell table:style-name="ce15"/>
          <table:table-cell table:style-name="Default"/>
          <table:table-cell table:style-name="ce16"/>
          <table:table-cell table:style-name="ce18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6T10:53:45.97">
            <text:p>1026 <text:s/>105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6T10:53:45.97">
            <text:p>1026 <text:s/>1053</text:p>
          </table:table-cell>
          <table:table-cell table:style-name="ce7" table:formula="of:=NOW()" office:value-type="date" office:date-value="2021-10-26T10:53:45.97">
            <text:p>1026 <text:s/>105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6T10:53:45.97">
            <text:p>1026 <text:s/>105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18"/>
          <table:table-cell table:number-columns-repeated="1011"/>
        </table:table-row>
        <table:table-row table:style-name="ro7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7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8"/>
          <table:table-cell table:number-columns-repeated="1011"/>
        </table:table-row>
        <table:table-row table:style-name="ro7" table:number-rows-repeated="2">
          <table:table-cell table:number-columns-repeated="12"/>
          <table:table-cell table:style-name="ce18"/>
          <table:table-cell table:number-columns-repeated="1011"/>
        </table:table-row>
        <table:table-row table:style-name="ro6">
          <table:table-cell table:number-columns-repeated="12"/>
          <table:table-cell table:style-name="ce7"/>
          <table:table-cell table:number-columns-repeated="1011"/>
        </table:table-row>
        <table:table-row table:style-name="ro7" table:number-rows-repeated="35">
          <table:table-cell table:number-columns-repeated="12"/>
          <table:table-cell table:style-name="ce18"/>
          <table:table-cell table:number-columns-repeated="1011"/>
        </table:table-row>
        <table:table-row table:style-name="ro7" table:number-rows-repeated="1048457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2021/10/26</text:date>, <text:time>10:53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26T10:53:44.08</dc:date>
    <dc:creator>iwabuchi ken</dc:creator>
    <meta:editing-duration>P8DT10H49M7S</meta:editing-duration>
    <meta:editing-cycles>1244</meta:editing-cycles>
    <meta:generator>OpenOffice/4.1.3$Win32 OpenOffice.org_project/413m1$Build-9783</meta:generator>
    <meta:document-statistic meta:table-count="7" meta:cell-count="1516" meta:object-count="0"/>
  </office:meta>
</office:document-meta>
</file>